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adornments="標準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cm" fo:min-width="0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xml:id="id3" draw:id="id3" draw:layer="layout" svg:width="3.4cm" svg:height="2cm" svg:x="12.8cm" svg:y="5.6cm">
          <text:p text:style-name="P1"><text:span text:style-name="T1">Postgre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2.8cm" svg:height="1.6cm" svg:x="7.4cm" svg:y="5.8cm">
          <text:p text:style-name="P1"><text:span text:style-name="T1">pgpool-II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6.725cm" svg:height="0.679cm" svg:x="2.675cm" svg:y="3.2cm">
          <draw:text-box>
            <text:p text:style-name="P2"><text:span text:style-name="T1">SELECT * FROM pcp_node_info</text:span></text:p>
          </draw:text-box>
        </draw:frame>
        <draw:connector draw:style-name="gr3" draw:text-style-name="P3" draw:layer="layout" svg:x1="6.037cm" svg:y1="3.879cm" svg:x2="8.8cm" svg:y2="5.8cm" draw:start-shape="id1" draw:start-glue-point="2" draw:end-shape="id2" svg:d="M6037 3879v961h2763v960" svg:viewBox="0 0 2764 1922">
          <text:p/>
        </draw:connector>
        <draw:connector draw:style-name="gr3" draw:text-style-name="P3" draw:layer="layout" svg:x1="10.2cm" svg:y1="6.6cm" svg:x2="12.8cm" svg:y2="6.6cm" draw:start-shape="id2" draw:end-shape="id3" draw:end-glue-point="6" svg:d="M10200 6600h2600" svg:viewBox="0 0 2601 1">
          <text:p/>
        </draw:connector>
        <draw:connector draw:style-name="gr3" draw:text-style-name="P3" draw:layer="layout" svg:x1="9.4cm" svg:y1="3.539cm" svg:x2="14.5cm" svg:y2="5.6cm" draw:start-shape="id1" draw:start-glue-point="1" draw:end-shape="id3" draw:end-glue-point="5" svg:d="M9400 3539h5100v2061" svg:viewBox="0 0 5101 2062">
          <text:p/>
        </draw:connector>
        <draw:connector draw:style-name="gr3" draw:text-style-name="P3" draw:layer="layout" draw:line-skew="1.298cm" svg:x1="14.5cm" svg:y1="7.6cm" svg:x2="8.8cm" svg:y2="7.4cm" draw:start-shape="id3" draw:start-glue-point="7" draw:end-shape="id2" svg:d="M14500 7600v1800h-5700v-2000" svg:viewBox="0 0 5701 2001">
          <text:p/>
        </draw:connector>
        <draw:connector draw:style-name="gr3" draw:text-style-name="P3" draw:layer="layout" draw:line-skew="0.898cm -1.499cm" svg:x1="16.2cm" svg:y1="6.6cm" svg:x2="6.037cm" svg:y2="3.2cm" draw:start-shape="id3" draw:start-glue-point="8" draw:end-shape="id1" draw:end-glue-point="0" svg:d="M16200 6600h1400v-5400h-11563v2000" svg:viewBox="0 0 11564 5401">
          <text:p/>
        </draw:connector>
        <draw:connector draw:style-name="gr3" draw:text-style-name="P3" draw:layer="layout" draw:line-skew="-0.774cm" svg:x1="7.4cm" svg:y1="6.6cm" svg:x2="2.675cm" svg:y2="3.539cm" draw:start-shape="id2" draw:start-glue-point="3" draw:end-shape="id1" draw:end-glue-point="3" svg:d="M7400 6600h-6000v-3061h1275" svg:viewBox="0 0 6001 3062">
          <text:p/>
        </draw:connector>
        <draw:frame draw:style-name="gr4" draw:text-style-name="P2" draw:layer="layout" svg:width="1.048cm" svg:height="0.679cm" svg:x="4.9cm" svg:y="4.11cm">
          <draw:text-box>
            <text:p text:style-name="P2"><text:span text:style-name="T1">(1)</text:span></text:p>
          </draw:text-box>
        </draw:frame>
        <draw:frame draw:style-name="gr4" draw:text-style-name="P2" draw:layer="layout" svg:width="1.048cm" svg:height="0.679cm" svg:x="13.4cm" svg:y="4.111cm">
          <draw:text-box>
            <text:p text:style-name="P2"><text:span text:style-name="T1">(2)</text:span></text:p>
          </draw:text-box>
        </draw:frame>
        <draw:frame draw:style-name="gr4" draw:text-style-name="P2" draw:layer="layout" svg:width="1.048cm" svg:height="0.679cm" svg:x="10.952cm" svg:y="5.921cm">
          <draw:text-box>
            <text:p text:style-name="P2"><text:span text:style-name="T1">(3)</text:span></text:p>
          </draw:text-box>
        </draw:frame>
        <draw:frame draw:style-name="gr4" draw:text-style-name="P2" draw:layer="layout" svg:width="1.048cm" svg:height="0.679cm" svg:x="16.6cm" svg:y="3.721cm">
          <draw:text-box>
            <text:p text:style-name="P2"><text:span text:style-name="T1">(4)</text:span></text:p>
          </draw:text-box>
        </draw:frame>
        <draw:frame draw:style-name="gr4" draw:text-style-name="P2" draw:layer="layout" svg:width="1.048cm" svg:height="0.679cm" svg:x="11.2cm" svg:y="8.6cm">
          <draw:text-box>
            <text:p text:style-name="P2"><text:span text:style-name="T1">(5)</text:span></text:p>
          </draw:text-box>
        </draw:frame>
        <draw:frame draw:style-name="gr4" draw:text-style-name="P2" draw:layer="layout" svg:width="1.048cm" svg:height="0.679cm" svg:x="4.2cm" svg:y="5.9cm">
          <draw:text-box>
            <text:p text:style-name="P2"><text:span text:style-name="T1">(6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adornments="標準" style:font-family-generic="swiss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IPA Pゴシック" fo:font-family="'IPA Pゴシック'" style:font-style-name="標準" style:font-family-generic="swiss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style-name-asian="標準" style:font-family-generic-asian="swiss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11:53:56.273391830</meta:creation-date>
    <dc:date>2015-12-08T12:07:48.462937869</dc:date>
    <meta:editing-duration>PT9M33S</meta:editing-duration>
    <meta:editing-cycles>8</meta:editing-cycles>
    <meta:generator>LibreOffice/4.2.8.2$Linux_X86_64 LibreOffice_project/420m0$Build-2</meta:generator>
    <meta:document-statistic meta:object-count="38"/>
  </office:meta>
</office:document-meta>
</file>